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mm" fo:margin-right="0mm" fo:text-indent="7.14mm" style:auto-text-indent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1pt" fo:letter-spacing="normal" fo:language="en" fo:country="GB" fo:font-style="normal" fo:font-weight="normal" style:font-size-asian="11pt" style:font-weight-asian="normal" style:font-name-complex="Arial1" style:font-size-complex="11pt" style:font-weight-complex="normal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  <style:text-properties fo:font-variant="normal" fo:text-transform="none" fo:color="#000000" style:font-name="Arial" fo:font-size="11pt" fo:letter-spacing="normal" fo:language="en" fo:country="GB" fo:font-style="normal" fo:font-weight="bold" style:font-size-asian="11pt" style:font-weight-asian="bold" style:font-name-complex="Times-Roman" style:font-size-complex="11pt" style:font-weight-complex="bold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6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V </text:p>
      <text:p text:style-name="P2">COMPANIES ACT </text:p>
      <text:p text:style-name="P2">(CHAPTER 50) </text:p>
      <text:p text:style-name="P3">Regulation 38 (c) </text:p>
      <text:p text:style-name="P2">COMPANIES (FILING OF DOCUMENTS) </text:p>
      <text:p text:style-name="P2">REGULATIONS </text:p>
      <text:p text:style-name="P5"/>
      <text:p text:style-name="P6">(Certificate to be presented as an attachment for companies whose financial year starts on or after 15th May 2003) </text:p>
      <text:p text:style-name="P7"/>
      <text:p text:style-name="P2">CERTIFICATE BY AN EXEMPT PRIVATE COMPANY </text:p>
      <text:p text:style-name="P2">UNDER SECTION 197 (1) </text:p>
      <text:p text:style-name="P1"/>
      <text:p text:style-name="P1">Name of Company : <text:tab/><text:tab/><text:tab/><text:span text:style-name="T5"><text:placeholder text:placeholder-type="text">&lt;o.name&gt;</text:placeholder></text:span></text:p>
      <text:p text:style-name="P1"/>
      <text:p text:style-name="P1">Registration No <text:s text:c="5"/>: <text:tab/><text:tab/><text:tab/><text:span text:style-name="T6"><text:placeholder text:placeholder-type="text">&lt;o.uen&gt;</text:placeholder></text:span><text:span text:style-name="T1"> </text:span></text:p>
      <text:p text:style-name="P1"/>
      <text:p text:style-name="P1"/>
      <text:p text:style-name="P8"><text:span text:style-name="T2">*1</text:span> If it is an exempt private company the revenue of which for the financial year concerned does not exceed the prescribed amount <text:span text:style-name="T2">*2 </text:span></text:p>
      <text:p text:style-name="P1"/>
      <text:p text:style-name="P8">I, the under-mentioned officer of the abovementioned company hereby certify to the best of my knowledge and belief that:- </text:p>
      <text:p text:style-name="P8"/>
      <text:p text:style-name="P8">(a) the company is and has at all relevant times been an exempt private company as defined <text:tab/>under section 4(1) of the Companies Act by virtue of its being a private company of which no <text:tab/>beneficial interest in its shares is held, directly or indirectly, by any corporation and having not <text:tab/>more than 20 members; </text:p>
      <text:p text:style-name="P8"/>
      <text:p text:style-name="P8">(b)<text:tab/>a profit and loss account and balance-sheet made up to the date stated in the main return <text:tab/>which comply with the requirements of the Act have been presented before the company *in <text:tab/>the annual general meeting, on the date stated in the main return; and </text:p>
      <text:p text:style-name="P8"/>
      <text:p text:style-name="P8">(c)<text:tab/>as at the date that the profit and loss account has been made up, the company appeared to be <text:tab/>able to meet its liabilities as and when they fall due. </text:p>
      <text:p text:style-name="P9"/>
      <text:p text:style-name="P1"/>
      <text:p text:style-name="P1"/>
      <text:p text:style-name="P1"/>
      <text:p text:style-name="P1">___________________________________________________ </text:p>
      <text:p text:style-name="P1">Signature and Name of Director signing on behalf of the Board </text:p>
      <text:p text:style-name="P10"><text:span text:style-name="T7"><text:placeholder text:placeholder-type="text">&lt;get_director1(o.id)['name']&gt;</text:placeholder></text:span></text:p>
      <text:p text:style-name="P11"/>
      <text:p text:style-name="P4">* <text:s text:c="2"/>Delete whichever is inapplicable. </text:p>
      <text:p text:style-name="P4">*<text:span text:style-name="T2">1</text:span> Select whichever is applicable to the company. </text:p>
      <text:p text:style-name="Standard"><text:span text:style-name="T4">*</text:span><text:span text:style-name="T3">2</text:span><text:span text:style-name="T4"> Section 205C(1) of the Companies Act states that an exempt private company shall be exempt from audit <text:s text:c="2"/></text:span></text:p>
      <text:p text:style-name="P4">requirements in respect of a financial year if its revenue in that year does not exceed the prescribed amount. <text:s/>Regulation 89A of the Companies Regulations provides that for the purposes of section 205C of the Companies Act, the prescribed amount is $5 million except that in respect of a financial year starting on or after 15th May 2003 but before 1st June 2004, the prescribed amount is $2.5 million. </text:p>
      <text:p text:style-name="P4">** For exempt private company with revenue for the financial year concerned exceeding prescribed amount. </text:p>
      <text:p text:style-name="P4">* Delete whichever is inapplic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2T09:32:16</meta:creation-date>
    <dc:date>2015-12-17T08:41:24</dc:date>
    <dc:creator>phung11764 </dc:creator>
    <meta:editing-duration>PT49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25" meta:word-count="360" meta:character-count="2194" meta:non-whitespace-character-count="1814"/>
  </office:meta>
</office:document-meta>
</file>